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1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2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1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72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73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74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0" style:family="text">
      <style:text-properties fo:font-size="11.00pt" fo:font-weight="normal" fo:font-family="TimesNewRomanPSMT" style:font-family-asian="TimesNewRomanPSMT" style:font-family-complex="TimesNewRomanPSMT" fo:background-color="transparent" style:use-window-font-color="true"/>
    </style:style>
    <style:style style:name="T81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82" style:family="text">
      <style:text-properties fo:font-size="11.00pt" fo:font-weight="normal" fo:font-family="TimesNewRomanPSMT" style:font-family-asian="TimesNewRomanPSMT" style:font-family-complex="TimesNewRomanPSMT" fo:background-color="transparent" style:use-window-font-color="true"/>
    </style:style>
    <style:style style:name="T83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84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85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86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8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0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91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92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93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94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95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96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97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98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99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00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01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02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03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04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05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06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07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08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09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10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11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12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13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14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15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16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17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18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19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20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21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22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23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24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25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26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27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28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29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30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31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32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33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34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35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36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37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38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39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40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41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42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43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44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7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7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98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99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00" style:family="text">
      <style:text-properties fo:font-size="11.00pt" fo:font-weight="bold" fo:font-family="Calibri" style:font-family-asian="Calibri" style:font-family-complex="Calibri" fo:background-color="transparent" fo:color="#000000"/>
    </style:style>
    <style:style style:name="T201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202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203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204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205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206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207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208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209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210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211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212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213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214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215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216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217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218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219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220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221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222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223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224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225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226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227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228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229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230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231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232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233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234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235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236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237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238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239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240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241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242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243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244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245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246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247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248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249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250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251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252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253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254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255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256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257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258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259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260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261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262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263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264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265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266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267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268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269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270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271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272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273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274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275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76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77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78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79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0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91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9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4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95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96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97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98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99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300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301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302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303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304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305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306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307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308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3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0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311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312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313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314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315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316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317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318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319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320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321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322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323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324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325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326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327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328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329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330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331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332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333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334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335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336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337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338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339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340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341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342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343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344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345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346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347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348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349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350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351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352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353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354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355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356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357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358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359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360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361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362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363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364" style:family="text">
      <style:text-properties fo:font-size="12.00pt" fo:font-weight="bold" fo:font-family="Calibri" style:font-family-asian="Calibri" style:font-family-complex="Calibri" fo:background-color="transparent" fo:color="#000000"/>
    </style:style>
    <style:style style:name="T365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366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367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368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369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370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371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372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373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374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375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376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377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378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379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380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381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382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383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384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385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386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387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388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389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390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391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392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393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394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395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396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397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398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399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400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4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5.00%" fo:text-align="center" fo:margin-bottom="8.00pt"/>
    </style:style>
    <style:style style:name="P2" style:family="paragraph">
      <style:paragraph-properties fo:line-height="105.00%" fo:text-align="left" fo:margin-bottom="8.00pt"/>
    </style:style>
    <text:list-style style:name="L3">
      <text:list-level-style-bullet text:level="1" text:bullet-char="•">
        <style:list-level-properties text:space-before="54.00pt" text:min-label-width="18.00pt"/>
        <style:text-properties fo:font-family="Symbol"/>
      </text:list-level-style-bullet>
    </text:list-style>
    <style:style style:name="P3" style:family="paragraph">
      <style:paragraph-properties fo:line-height="105.00%" fo:text-align="left" fo:margin-bottom="8.00pt"/>
    </style:style>
    <style:style style:name="P4" style:family="paragraph">
      <style:paragraph-properties fo:line-height="105.00%" fo:text-align="left" fo:margin-bottom="8.00pt"/>
    </style:style>
    <style:style style:name="P5" style:family="paragraph">
      <style:paragraph-properties fo:line-height="100.00%" fo:text-align="left" fo:margin-left="36.00pt" fo:text-indent="0.00pt"/>
    </style:style>
    <style:style style:name="P6" style:family="paragraph">
      <style:paragraph-properties fo:line-height="105.00%" fo:text-align="left" fo:margin-left="36.00pt" fo:text-indent="0.00pt" fo:margin-bottom="8.00pt"/>
    </style:style>
    <style:style style:name="P7" style:family="paragraph">
      <style:paragraph-properties fo:line-height="105.00%" fo:text-align="left" fo:margin-bottom="8.00pt"/>
    </style:style>
    <style:style style:name="P8" style:family="paragraph">
      <style:paragraph-properties fo:line-height="105.00%" fo:text-align="left" fo:margin-left="36.00pt" fo:text-indent="0.00pt" fo:margin-bottom="8.00pt"/>
    </style:style>
    <text:list-style style:name="L9">
      <text:list-level-style-bullet text:level="1" text:bullet-char="•">
        <style:list-level-properties text:space-before="108.00pt" text:min-label-width="18.00pt"/>
        <style:text-properties fo:font-family="Symbol"/>
      </text:list-level-style-bullet>
    </text:list-style>
    <style:style style:name="P9" style:family="paragraph">
      <style:paragraph-properties fo:line-height="105.00%" fo:text-align="left" fo:margin-bottom="8.00pt"/>
    </style:style>
    <style:style style:name="P10" style:family="paragraph">
      <style:paragraph-properties fo:line-height="105.00%" fo:text-align="left" fo:margin-bottom="8.00pt"/>
    </style:style>
    <text:list-style style:name="L11">
      <text:list-level-style-bullet text:level="1" text:bullet-char="•">
        <style:list-level-properties text:space-before="90.00pt" text:min-label-width="18.00pt"/>
        <style:text-properties fo:font-family="Symbol"/>
      </text:list-level-style-bullet>
    </text:list-style>
    <style:style style:name="P11" style:family="paragraph">
      <style:paragraph-properties fo:line-height="100.00%" fo:text-align="left" fo:margin-bottom="8.00pt"/>
    </style:style>
    <style:style style:name="P12" style:family="paragraph">
      <style:paragraph-properties fo:line-height="100.00%" fo:text-align="left" fo:margin-bottom="8.00pt"/>
    </style:style>
    <style:style style:name="P13" style:family="paragraph">
      <style:paragraph-properties fo:line-height="100.00%" fo:text-align="left"/>
    </style:style>
    <style:style style:name="P14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Farma Zví</text:span><text:span text:style-name="T2">řat</text:span></text:p>
      <text:p text:style-name="P2"><text:span text:style-name="T3">Autor</text:span><text:span text:style-name="T4"><text:s/>: George Orwell</text:span></text:p>
      <text:p text:style-name="P2"><text:span text:style-name="T5">Téma :<text:s/></text:span><text:span text:style-name="T6">Radikalni odmitnuti revoluce,komunismu</text:span></text:p>
      <text:p text:style-name="P2"><text:span text:style-name="T7">Motiv</text:span><text:span text:style-name="T8"><text:s/>: moc, pratelství, nenavist, penize, ucta, smrt, podvody, lzi</text:span></text:p>
      <text:p text:style-name="P2"><text:span text:style-name="T9">Časoprostor :<text:s/></text:span><text:span text:style-name="T10">anglick</text:span><text:span text:style-name="T11">ý venkov v 50. letech 20. století</text:span></text:p>
      <text:p text:style-name="P2"><text:span text:style-name="T12">Kompozice :<text:s/></text:span><text:span text:style-name="T13">Chronologické vypravování<text:s/></text:span><text:span text:style-name="T14">členěn</text:span><text:span text:style-name="T15">é do kapitol</text:span></text:p>
      <text:p text:style-name="P2"><text:span text:style-name="T16">Druh :<text:s/></text:span><text:span text:style-name="T17">Epika</text:span></text:p>
      <text:p text:style-name="P2"><text:span text:style-name="T18">Ž</text:span><text:span text:style-name="T19">ánr :<text:s/></text:span><text:span text:style-name="T20">Bajka</text:span></text:p>
      <text:p text:style-name="P2"><text:span text:style-name="T21">Forma :<text:s/></text:span><text:span text:style-name="T22">Próza</text:span></text:p>
      <text:p text:style-name="P2"><text:span text:style-name="T23">Vyprav</text:span><text:span text:style-name="T24">ěč :<text:s/></text:span><text:span text:style-name="T25">er-forma, vse vedouci</text:span></text:p>
      <text:p text:style-name="P2"><text:span text:style-name="T26">Postavy : </text:span></text:p>
      <text:list text:style-name="L3">
        <text:list-item>
          <text:p text:style-name="P3"><text:span text:style-name="T27">Napoleon<text:s/></text:span><text:span text:style-name="T28">–</text:span><text:span text:style-name="T29"><text:s/>prase, nejchyt</text:span><text:span text:style-name="T30">řejš</text:span><text:span text:style-name="T31">í, ale je to podvodník</text:span></text:p>
        </text:list-item>
        <text:list-item>
          <text:p text:style-name="P3"><text:span text:style-name="T31">Pan Jones<text:s/></text:span><text:span text:style-name="T32">–</text:span><text:span text:style-name="T33"><text:s/>p</text:span><text:span text:style-name="T34">ůvodn</text:span><text:span text:style-name="T35">í majitel firmy, alkoholik</text:span></text:p>
        </text:list-item>
        <text:list-item>
          <text:p text:style-name="P3"><text:span text:style-name="T35">Molina<text:s/></text:span><text:span text:style-name="T36">–</text:span><text:span text:style-name="T37"><text:s/>klisna, ráda se parádí,<text:s/></text:span><text:span text:style-name="T38">„</text:span><text:span text:style-name="T39">dáma“</text:span></text:p>
        </text:list-item>
        <text:list-item>
          <text:p text:style-name="P3"><text:span text:style-name="T40">Pi</text:span><text:span text:style-name="T41">št</text:span><text:span text:style-name="T42">ík<text:s/></text:span><text:span text:style-name="T43">–</text:span><text:span text:style-name="T44"><text:s/>prase, lhá</text:span><text:span text:style-name="T45">ř</text:span></text:p>
        </text:list-item>
        <text:list-item>
          <text:p text:style-name="P3"><text:span text:style-name="T46">Major<text:s/></text:span><text:span text:style-name="T47">–</text:span><text:span text:style-name="T48"><text:s/>inteligentní kanec</text:span></text:p>
        </text:list-item>
        <text:list-item>
          <text:p text:style-name="P3"><text:span text:style-name="T49">Boxer<text:s/></text:span><text:span text:style-name="T50">–</text:span><text:span text:style-name="T51"><text:s/>k</text:span><text:span text:style-name="T52">ůň, pracovit</text:span><text:span text:style-name="T53">ý a<text:s/></text:span><text:span text:style-name="T54">čestn</text:span><text:span text:style-name="T55">ý</text:span></text:p>
        </text:list-item>
        <text:list-item>
          <text:p text:style-name="P3"><text:span text:style-name="T55">Kuli</text:span><text:span text:style-name="T56">š<text:s/></text:span><text:span text:style-name="T57">–</text:span><text:span text:style-name="T58"><text:s/>prase, chytré</text:span></text:p>
        </text:list-item>
        <text:list-item>
          <text:p text:style-name="P3"><text:span text:style-name="T59">Benjamin<text:s/></text:span><text:span text:style-name="T60">–</text:span><text:span text:style-name="T61"><text:s/>osel, pasivní intelektuál</text:span></text:p>
        </text:list-item>
        <text:list-item>
          <text:p text:style-name="P3"><text:span text:style-name="T62">Krkavec<text:s/></text:span><text:span text:style-name="T63">–</text:span><text:span text:style-name="T64"><text:s/>p</text:span><text:span text:style-name="T65">ředstavuje křesťanstv</text:span><text:span text:style-name="T66">í</text:span></text:p>
        </text:list-item>
        <text:list-item>
          <text:p text:style-name="P3"><text:span text:style-name="T66">Lidé<text:s/></text:span><text:span text:style-name="T67">–</text:span><text:span text:style-name="T68"><text:s/>kapitalisti, vyko</text:span><text:span text:style-name="T69">řisťovatel</text:span><text:span text:style-name="T70">é</text:span></text:p>
        </text:list-item>
      </text:list>
      <text:p text:style-name="P4"><text:span text:style-name="T71">Vypráv</text:span><text:span text:style-name="T72">ěc</text:span><text:span text:style-name="T73">í zp</text:span><text:span text:style-name="T74">ůzoby :<text:s/></text:span><text:span text:style-name="T75">Př</text:span><text:span text:style-name="T76">ímá<text:s/></text:span><text:span text:style-name="T77">řeč, nepř</text:span><text:span text:style-name="T78">ímá<text:s/></text:span><text:span text:style-name="T79">řeč a nevlastn</text:span><text:span text:style-name="T80">í p</text:span><text:span text:style-name="T81">ř</text:span><text:span text:style-name="T82">ímá<text:s/></text:span><text:span text:style-name="T83">řeč</text:span></text:p>
      <text:p text:style-name="P4"><text:span text:style-name="T84">Ver</text:span><text:span text:style-name="T85">šov</text:span><text:span text:style-name="T86">á výstavba :<text:s/></text:span><text:span text:style-name="T87">není</text:span></text:p>
      <text:p text:style-name="P4"><text:span text:style-name="T88">Typy promluv :<text:s/></text:span><text:span text:style-name="T89">Dialog, monology a pásmo</text:span></text:p>
      <text:p text:style-name="P4"><text:span text:style-name="T90">Kontext Autorovy tvorby : </text:span></text:p>
      <text:p text:style-name="P5"><text:span text:style-name="T91">30. a</text:span><text:span text:style-name="T92">ž 50. l</text:span><text:span text:style-name="T93">éta 20. století </text:span></text:p>
      <text:p text:style-name="P5"><text:span text:style-name="T94">- tvo</text:span><text:span text:style-name="T95">řil v průběhu 2. světov</text:span><text:span text:style-name="T96">é války </text:span></text:p>
      <text:p text:style-name="P5"><text:span text:style-name="T96">George Orwell (1903</text:span><text:span text:style-name="T97">–</text:span><text:span text:style-name="T98">1950) </text:span></text:p>
      <text:p text:style-name="P5"><text:span text:style-name="T99">- narodil se 25.<text:s/></text:span><text:span text:style-name="T100">června 1903 v Motihari v Indii, zemřel 21. ledna 1950 v Lond</text:span><text:span text:style-name="T101">ýn</text:span><text:span text:style-name="T102">ě </text:span></text:p>
      <text:p text:style-name="P5"><text:span text:style-name="T103">- vlastním jménem Eric Arthur Blair </text:span></text:p>
      <text:p text:style-name="P5"><text:span text:style-name="T103">- byl britským noviná</text:span><text:span text:style-name="T104">řem, esejistou a spisovatelem </text:span></text:p>
      <text:p text:style-name="P5"><text:span text:style-name="T105">- m</text:span><text:span text:style-name="T106">ěl dvě sestry, starš</text:span><text:span text:style-name="T107">í Majorii a mlad</text:span><text:span text:style-name="T108">š</text:span><text:span text:style-name="T109">í Avril </text:span></text:p>
      <text:p text:style-name="P5"><text:span text:style-name="T109">- vyr</text:span><text:span text:style-name="T110">ůstal v Oxfordshiru a podle m</text:span><text:span text:style-name="T111">ístní<text:s/></text:span><text:span text:style-name="T112">ř</text:span><text:span text:style-name="T113">í</text:span><text:span text:style-name="T114">čky Orwell si později dal svůj pseudonym </text:span></text:p>
      <text:p text:style-name="P5"><text:span text:style-name="T115">- vystudoval soukromou st</text:span><text:span text:style-name="T116">ředn</text:span><text:span text:style-name="T117">í<text:s/></text:span><text:span text:style-name="T118">školu a prestižn</text:span><text:span text:style-name="T119">í Eton College </text:span></text:p>
      <text:p text:style-name="P5"><text:span text:style-name="T119">- v roce 1922 pracoval pro Indickou imperiální policii v tehdej</text:span><text:span text:style-name="T120">š</text:span><text:span text:style-name="T121">í Britské Indii (v Barm</text:span><text:span text:style-name="T122">ě) </text:span></text:p>
      <text:p text:style-name="P5"><text:span text:style-name="T123">- po roce 1936 se jako dobrovolník zapojil do<text:s/></text:span><text:span text:style-name="T124">španělsk</text:span><text:span text:style-name="T125">é ob</text:span><text:span text:style-name="T126">čansk</text:span><text:span text:style-name="T127">é války </text:span></text:p>
      <text:p text:style-name="P5"><text:span text:style-name="T127">- do roku 1940 psal recenze na knihy pro Nový anglický týdeník </text:span></text:p>
      <text:p text:style-name="P5"><text:span text:style-name="T127">- druhé sv</text:span><text:span text:style-name="T128">ětov</text:span><text:span text:style-name="T129">é války se neú</text:span><text:span text:style-name="T130">častnil kvůli vlekl</text:span><text:span text:style-name="T131">é tuberkulóze, v roce 1950 na ni zem</text:span><text:span text:style-name="T132">řel </text:span></text:p>
      <text:p text:style-name="P5"><text:span text:style-name="T133">- byl<text:s/></text:span><text:span text:style-name="T134">členem anglik</text:span><text:span text:style-name="T135">ánské církve </text:span></text:p>
      <text:p text:style-name="P5"><text:span text:style-name="T135">- je pova</text:span><text:span text:style-name="T136">žov</text:span><text:span text:style-name="T137">án za jednoho z nejlep</text:span><text:span text:style-name="T138">š</text:span><text:span text:style-name="T139">ích anglických esejist</text:span><text:span text:style-name="T140">ů </text:span></text:p>
      <text:p text:style-name="P6"><text:span text:style-name="T141">- v komunistickém<text:s/></text:span><text:span text:style-name="T142">Československu byl na seznamu zak</text:span><text:span text:style-name="T143">ázaných autor</text:span><text:span text:style-name="T144">ů </text:span></text:p>
      <text:p text:style-name="P7"><text:span text:style-name="T145"/></text:p>
      <text:p text:style-name="P8"><text:span text:style-name="T146">Život autora: Eric Arthur Blair (1903-1950)</text:span></text:p>
      <text:p text:style-name="P8"><text:span text:style-name="T147"/></text:p>
      <text:p text:style-name="P8"><text:span text:style-name="T148">Znám</text:span><text:span text:style-name="T149">ějš</text:span><text:span text:style-name="T150">í pod svým pseudonymem George Orwell, který za</text:span><text:span text:style-name="T151">čal použ</text:span><text:span text:style-name="T152">ívat, aby si nep</text:span><text:span text:style-name="T153">řipom</text:span><text:span text:style-name="T154">ínal svou minulost. Britský spisovatel, noviná</text:span><text:span text:style-name="T155">ř a esejista. Narodil se v Indii, s matkou se pot</text:span><text:span text:style-name="T156">é p</text:span><text:span text:style-name="T157">řestěhoval do Anglie. Jako mlad</text:span><text:span text:style-name="T158">ý vystudoval presti</text:span><text:span text:style-name="T159">žn</text:span><text:span text:style-name="T160">í<text:s/></text:span><text:span text:style-name="T161">školu Eton College. Později se jako dobrovoln</text:span><text:span text:style-name="T162">ík zapojil do<text:s/></text:span><text:span text:style-name="T163">španělsk</text:span><text:span text:style-name="T164">é války. Od roku 1930 pracoval jako noviná</text:span><text:span text:style-name="T165">ř. Za v</text:span><text:span text:style-name="T166">álky pracoval pro BBC. A</text:span><text:span text:style-name="T167">čkoliv kritizoval komunistickou diktaturu, s</text:span><text:span text:style-name="T168">ám se pova</text:span><text:span text:style-name="T169">žoval za socialistu. Orwell se zaměřoval na soci</text:span><text:span text:style-name="T170">ální témata své doby, která samoz</text:span><text:span text:style-name="T171">řejmě šla ruku v ruce s politick</text:span><text:span text:style-name="T172">ým re</text:span><text:span text:style-name="T173">žimem. V Česku byl po dlouhou dobu na seznamu zak</text:span><text:span text:style-name="T174">ázaných autor</text:span><text:span text:style-name="T175">ů.</text:span></text:p>
      <text:p text:style-name="P8"><text:span text:style-name="T176">Kniha vznikla b</text:span><text:span text:style-name="T177">ěhem druh</text:span><text:span text:style-name="T178">é sv</text:span><text:span text:style-name="T179">ětov</text:span><text:span text:style-name="T180">é války. Je ovlivn</text:span><text:span text:style-name="T181">ěna stalinismem. V Česku se v roce 1945 ujali moci socialisti, takže byla kniha ihned zak</text:span><text:span text:style-name="T182">ázána, za</text:span><text:span text:style-name="T183">čala se vyd</text:span><text:span text:style-name="T184">ávat a</text:span><text:span text:style-name="T185">ž později.</text:span></text:p>
      <text:p text:style-name="P8"><text:span text:style-name="T186"/></text:p>
      <text:p text:style-name="P8"><text:span text:style-name="T187">Autorova Díla : </text:span></text:p>
      <text:list text:style-name="L9">
        <text:list-item>
          <text:p text:style-name="P9"><text:span text:style-name="T188">Barmské dny</text:span></text:p>
        </text:list-item>
        <text:list-item>
          <text:p text:style-name="P9"><text:span text:style-name="T188">Fará</text:span><text:span text:style-name="T189">řova dcera</text:span></text:p>
        </text:list-item>
        <text:list-item>
          <text:p text:style-name="P9"><text:span text:style-name="T190">1984</text:span></text:p>
        </text:list-item>
        <text:list-item>
          <text:p text:style-name="P9"><text:span text:style-name="T190">Na dn</text:span><text:span text:style-name="T191">ě v Pař</text:span><text:span text:style-name="T192">í</text:span><text:span text:style-name="T193">ži a Lond</text:span><text:span text:style-name="T194">ýn</text:span><text:span text:style-name="T195">ě</text:span></text:p>
        </text:list-item>
        <text:list-item>
          <text:p text:style-name="P9"><text:span text:style-name="T196">Nadechnout se</text:span></text:p>
        </text:list-item>
      </text:list>
      <text:p text:style-name="P10"><text:span text:style-name="T197">Literární/ obecn</text:span><text:span text:style-name="T198">ě kulturn</text:span><text:span text:style-name="T199">í kontext : </text:span></text:p>
      <text:p text:style-name="P10"><text:span text:style-name="T200">-<text:s/></text:span><text:span text:style-name="T201">sv</text:span><text:span text:style-name="T202">ětov</text:span><text:span text:style-name="T203">é literatury 2. pol. 20. století a<text:s/></text:span><text:span text:style-name="T204">řad</text:span><text:span text:style-name="T205">í se do<text:s/></text:span><text:span text:style-name="T206">ž</text:span><text:span text:style-name="T207">ánru literatury s prvky sci-fi.</text:span></text:p>
      <text:p text:style-name="P10"><text:span text:style-name="T207">- 2. polovina 20. století je reakcí na to, co se d</text:span><text:span text:style-name="T208">ěje ve světě</text:span></text:p>
      <text:p text:style-name="P10"><text:span text:style-name="T208">- v</text:span><text:span text:style-name="T209">álka, otázka tzv. t</text:span><text:span text:style-name="T210">řet</text:span><text:span text:style-name="T211">ího sv</text:span><text:span text:style-name="T212">ěta, globalizace, politick</text:span><text:span text:style-name="T213">é rozd</text:span><text:span text:style-name="T214">ělen</text:span><text:span text:style-name="T215">í</text:span></text:p>
      <text:p text:style-name="P10"><text:span text:style-name="T215">- reakce na válku, problém mezilidských vztah</text:span><text:span text:style-name="T216">ů (řeš</text:span><text:span text:style-name="T217">í se tu otázka neschopnosti lidí mezi sebou vzájemn</text:span><text:span text:style-name="T218">ě komunikovat, v souvislosti s t</text:span><text:span text:style-name="T219">ím se objevuje deprese, pocity úzkosti), mlad</text:span><text:span text:style-name="T220">š</text:span><text:span text:style-name="T221">í generace, cht</text:span><text:span text:style-name="T222">ěj</text:span><text:span text:style-name="T223">í se distancovat od t</text:span><text:span text:style-name="T224">ěch nahoře (Amerika<text:s/></text:span><text:span text:style-name="T225">– beatnici, Anglie – rozhn</text:span><text:span text:style-name="T226">ěvan</text:span><text:span text:style-name="T227">í mladí mu</text:span><text:span text:style-name="T228">ži), literatura magick</text:span><text:span text:style-name="T229">ého realismu (jsou v</text:span><text:span text:style-name="T230">ěci odporuj</text:span><text:span text:style-name="T231">ící zdravému rozumu, krize v</text:span><text:span text:style-name="T232">ědy a techniky), fantasy lit. (m</text:span><text:span text:style-name="T233">ýty, legendy, pov</text:span><text:span text:style-name="T234">ěsti), sci-fi (vědecko-fantastick</text:span><text:span text:style-name="T235">á lit., p</text:span><text:span text:style-name="T236">řevl</text:span><text:span text:style-name="T237">ádá téma katastrofických vizí), experimentální lit. (formální lit., zkou</text:span><text:span text:style-name="T238">š</text:span><text:span text:style-name="T239">í nové formy lit. vyjad</text:span><text:span text:style-name="T240">řov</text:span><text:span text:style-name="T241">ání, ve Francii vznikající nový román), lit. komer</text:span><text:span text:style-name="T242">čn</text:span><text:span text:style-name="T243">í (dob</text:span><text:span text:style-name="T244">ře zvl</text:span><text:span text:style-name="T245">ádnuté knihy z<text:s/></text:span><text:span text:style-name="T246">řemesln</text:span><text:span text:style-name="T247">ého hlediska, ale na rozhraní um</text:span><text:span text:style-name="T248">ěleck</text:span><text:span text:style-name="T249">é lit.), lit. postmoderní (balancuje na hranici mezi lit. um</text:span><text:span text:style-name="T250">ěleckou a komerčn</text:span><text:span text:style-name="T251">í lit, jsou zam</text:span><text:span text:style-name="T252">ěřeni proti avantgardě, jsou ps</text:span><text:span text:style-name="T253">ány s cílem, aby si tam ka</text:span><text:span text:style-name="T254">žd</text:span><text:span text:style-name="T255">ý na</text:span><text:span text:style-name="T256">šel něco pro sebe, pro širokou masu čten</text:span><text:span text:style-name="T257">á</text:span><text:span text:style-name="T258">řů)</text:span></text:p>
      <text:p text:style-name="P10"><text:span text:style-name="T258">- je zde mnoho nakladatelstv</text:span><text:span text:style-name="T259">í, která vydávají tisíce knih</text:span></text:p>
      <text:p text:style-name="P10"><text:span text:style-name="T259">- charakteristickým znakem je chaoti</text:span><text:span text:style-name="T260">čnost</text:span></text:p>
      <text:p text:style-name="P10"><text:span text:style-name="T260">- knihy se st</text:span><text:span text:style-name="T261">ávají zbo</text:span><text:span text:style-name="T262">ž</text:span><text:span text:style-name="T263">ím</text:span></text:p>
      <text:p text:style-name="P10"><text:span text:style-name="T263">- sm</text:span><text:span text:style-name="T264">ěry: literatura v</text:span><text:span text:style-name="T265">ále</text:span><text:span text:style-name="T266">čn</text:span><text:span text:style-name="T267">á, existencionalismus (západní lit. 40. a 50. let), neorealismus (Itálie, 50. léta), rozhn</text:span><text:span text:style-name="T268">ěvan</text:span><text:span text:style-name="T269">í mladí mu</text:span><text:span text:style-name="T270">ži, beatnick</text:span><text:span text:style-name="T271">á generace, postmodernismus, humanitní lit. (lit vyjad</text:span><text:span text:style-name="T272">řuj</text:span><text:span text:style-name="T273">ící ideály, ideje)</text:span><text:span text:style-name="T274"/></text:p>
      <text:p text:style-name="P10"><text:span text:style-name="T275">Dal</text:span><text:span text:style-name="T276">š</text:span><text:span text:style-name="T277">í auto</text:span><text:span text:style-name="T278">ři tohoto obdob</text:span><text:span text:style-name="T279">í :</text:span></text:p>
      <text:list text:style-name="L11">
        <text:list-item>
          <text:p text:style-name="P11"><text:span text:style-name="T280">Karel<text:s/></text:span><text:span text:style-name="T281">Čapek<text:s/></text:span><text:span text:style-name="T282">–</text:span><text:span text:style-name="T283"><text:s/>R.U.R., Ze<text:s/></text:span><text:span text:style-name="T284">života hmyzu</text:span></text:p>
        </text:list-item>
        <text:list-item>
          <text:p text:style-name="P11"><text:span text:style-name="T285">Ludvík Sou</text:span><text:span text:style-name="T286">ček<text:s/></text:span><text:span text:style-name="T287">–</text:span><text:span text:style-name="T288"><text:s/>Cesta slepých pták</text:span><text:span text:style-name="T289">ů</text:span></text:p>
        </text:list-item>
      </text:list>
      <text:p text:style-name="P12"><text:span text:style-name="T290">D</text:span><text:span text:style-name="T291">ěj</text:span><text:span text:style-name="T292"><text:s/>: </text:span></text:p>
      <text:p text:style-name="P13"><text:span text:style-name="T293"/></text:p>
      <text:p text:style-name="P14"><text:span text:style-name="T294">P</text:span><text:span text:style-name="T295">ř</text:span><text:span text:style-name="T296">íb</text:span><text:span text:style-name="T297">ěh se odehr</text:span><text:span text:style-name="T298">ává na farm</text:span><text:span text:style-name="T299">ě pana Jonese. Zv</text:span><text:span text:style-name="T300">í</text:span><text:span text:style-name="T301">řata se rozhodla, že budou pracovat pro sebe, a ne pro lidi. Vyhnala pana Jonese. Vydala 7 pravidel, kter</text:span><text:span text:style-name="T302">á m</text:span><text:span text:style-name="T303">ěla zaručit rovnopr</text:span><text:span text:style-name="T304">ávnost. Jejich dodr</text:span><text:span text:style-name="T305">žov</text:span><text:span text:style-name="T306">ání se jim v</text:span><text:span text:style-name="T307">šak podařilo jen na zač</text:span><text:span text:style-name="T308">átku:</text:span></text:p>
      <text:p text:style-name="P14"><text:span text:style-name="T309"/></text:p>
      <text:p text:style-name="P14"><text:span text:style-name="T310">Ka</text:span><text:span text:style-name="T311">žd</text:span><text:span text:style-name="T312">ý, kdo chodí po dvou je nep</text:span><text:span text:style-name="T313">ř</text:span><text:span text:style-name="T314">ítel.</text:span></text:p>
      <text:p text:style-name="P14"><text:span text:style-name="T314">V</text:span><text:span text:style-name="T315">šechna zv</text:span><text:span text:style-name="T316">í</text:span><text:span text:style-name="T317">řata jsou si rovna.</text:span></text:p>
      <text:p text:style-name="P14"><text:span text:style-name="T317">Ž</text:span><text:span text:style-name="T318">ádné zví</text:span><text:span text:style-name="T319">ře nebude chodit oblečen</text:span><text:span text:style-name="T320">é.</text:span></text:p>
      <text:p text:style-name="P14"><text:span text:style-name="T321">Ž</text:span><text:span text:style-name="T322">ádné zví</text:span><text:span text:style-name="T323">ře nebude p</text:span><text:span text:style-name="T324">ít alkohol.</text:span></text:p>
      <text:p text:style-name="P14"><text:span text:style-name="T325">Ž</text:span><text:span text:style-name="T326">ádné zví</text:span><text:span text:style-name="T327">ře nezabije jin</text:span><text:span text:style-name="T328">é zví</text:span><text:span text:style-name="T329">ře.</text:span></text:p>
      <text:p text:style-name="P14"><text:span text:style-name="T329">Ž</text:span><text:span text:style-name="T330">ádné zví</text:span><text:span text:style-name="T331">ře nebude sp</text:span><text:span text:style-name="T332">át v posteli.</text:span></text:p>
      <text:p text:style-name="P14"><text:span text:style-name="T332">Ka</text:span><text:span text:style-name="T333">žd</text:span><text:span text:style-name="T334">ý, chodí po<text:s/></text:span><text:span text:style-name="T335">čtyřech noh</text:span><text:span text:style-name="T336">ách, nebo má k</text:span><text:span text:style-name="T337">ř</text:span><text:span text:style-name="T338">ídla, je p</text:span><text:span text:style-name="T339">ř</text:span><text:span text:style-name="T340">ítel.</text:span></text:p>
      <text:p text:style-name="P14"><text:span text:style-name="T340">Napoleon a Kuli</text:span><text:span text:style-name="T341">š začali postupně porušovat pravidla, protože chtěli m</text:span><text:span text:style-name="T342">ít v</text:span><text:span text:style-name="T343">šechno pro sebe. T</text:span><text:span text:style-name="T344">ím získali nad ostatními zví</text:span><text:span text:style-name="T345">řaty nadvl</text:span><text:span text:style-name="T346">ádu. Zví</text:span><text:span text:style-name="T347">řata se nemohla br</text:span><text:span text:style-name="T348">ánit a byla v</text:span><text:span text:style-name="T349">ždy nemilosrdně potrest</text:span><text:span text:style-name="T350">ána. Nakonec zabijí a prodají i nejpracovit</text:span><text:span text:style-name="T351">ějš</text:span><text:span text:style-name="T352">ího kon</text:span><text:span text:style-name="T353">ě Boxera na jatka. Př</text:span><text:span text:style-name="T354">íb</text:span><text:span text:style-name="T355">ěh konč</text:span><text:span text:style-name="T356">í, kdy</text:span><text:span text:style-name="T357">ž zjist</text:span><text:span text:style-name="T358">í,<text:s/></text:span><text:span text:style-name="T359">že zv</text:span><text:span text:style-name="T360">í</text:span><text:span text:style-name="T361">řata hoduj</text:span><text:span text:style-name="T362">í s lidmi, která celou dobu nenávid</text:span><text:span text:style-name="T363">ěla.</text:span></text:p>
      <text:p text:style-name="P14"><text:span text:style-name="T363"/></text:p>
      <text:p text:style-name="P14"><text:span text:style-name="T363"/></text:p>
      <text:p text:style-name="P14"><text:span text:style-name="T364">zivot :<text:s/></text:span><text:span text:style-name="T365"/></text:p>
      <text:p text:style-name="P14"><text:span text:style-name="T365">George Orwell, vlastním jménem Eric Arthur Blair, byl anglický prozaik a esejista.</text:span></text:p>
      <text:p text:style-name="P14"><text:span text:style-name="T365"/></text:p>
      <text:p text:style-name="P14"><text:span text:style-name="T365">George Orwell se narodil v rodin</text:span><text:span text:style-name="T366">ě koloni</text:span><text:span text:style-name="T367">álního ú</text:span><text:span text:style-name="T368">ředn</text:span><text:span text:style-name="T369">íka. Studoval v Anglii na elitní<text:s/></text:span><text:span text:style-name="T370">škole v Etonu. Několik let působil jako policejn</text:span><text:span text:style-name="T371">í ú</text:span><text:span text:style-name="T372">ředn</text:span><text:span text:style-name="T373">ík v Barm</text:span><text:span text:style-name="T374">ě. V roce 1927 odtud odešel s pocitem spoluviny za koloni</text:span><text:span text:style-name="T375">ální útlak. Od roku 1930 pracoval jako noviná</text:span><text:span text:style-name="T376">ř, publikoval pod pseudonymem. T</text:span><text:span text:style-name="T377">ím se cht</text:span><text:span text:style-name="T378">ěl rozej</text:span><text:span text:style-name="T379">ít s minulostí.</text:span></text:p>
      <text:p text:style-name="P14"><text:span text:style-name="T379"/></text:p>
      <text:p text:style-name="P14"><text:span text:style-name="T379">Jako noviná</text:span><text:span text:style-name="T380">ř i jako bojovn</text:span><text:span text:style-name="T381">ík na stran</text:span><text:span text:style-name="T382">ě republik</text:span><text:span text:style-name="T383">án</text:span><text:span text:style-name="T384">ů se George Orwell<text:s/></text:span><text:span text:style-name="T385">ú</text:span><text:span text:style-name="T386">častni španělsk</text:span><text:span text:style-name="T387">é ob</text:span><text:span text:style-name="T388">čansk</text:span><text:span text:style-name="T389">é války. Za války pracoval pro BBC. M</text:span><text:span text:style-name="T390">ěl hlubok</text:span><text:span text:style-name="T391">é sociální cít</text:span><text:span text:style-name="T392">ěn</text:span><text:span text:style-name="T393">í, byl levicového zam</text:span><text:span text:style-name="T394">ěřen</text:span><text:span text:style-name="T395">í, ale nikdy nebyl<text:s/></text:span><text:span text:style-name="T396">členem ž</text:span><text:span text:style-name="T397">ádné politické strany. Zem</text:span><text:span text:style-name="T398">řel na tuberkul</text:span><text:span text:style-name="T399">ózu.</text:span><text:span text:style-name="T400"/></text:p>
      <text:p text:style-name="P14"><text:span text:style-name="T401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